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C000000E4D076D667.jpg"/>
  <manifest:file-entry manifest:media-type="image/jpeg" manifest:full-path="Pictures/1000000000000304000001E39EC73935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7D0000005356B098ADF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29400000182D4D74507.jpg"/>
  <manifest:file-entry manifest:media-type="image/jpeg" manifest:full-path="Pictures/1000000000000D3400000947C2EA2621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17cm"/>
    </style:style>
    <style:style style:name="co7" style:family="table-column">
      <style:table-column-properties fo:break-before="auto" style:column-width="4.187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4.015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1.065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2.106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orquali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Halbfinale</text:p>
          </table:table-cell>
          <table:table-cell table:style-name="ce2" table:number-columns-repeated="3"/>
          <table:table-cell table:style-name="ce2" office:value-type="string">
            <text:p>Final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Vorquali.A4" table:end-x="0.6cm" table:end-y="0.46cm" draw:z-index="2" draw:name="Grafik 4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office:value-type="string">
            <text:p>KF Feronikeli Glogova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>
            <draw:frame table:end-cell-address="Vorquali.A5" table:end-x="0.6cm" table:end-y="0.461cm" draw:z-index="1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office:value-type="string">
            <text:p>Lincoln Red Imps F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3"/>
          <table:table-cell>
            <draw:frame table:end-cell-address="Vorquali.E6" table:end-x="0.589cm" table:end-y="0.46cm" draw:z-index="3" draw:name="Grafik 4" draw:style-name="gr1" draw:text-style-name="P1" svg:width="0.6cm" svg:height="0.46cm" svg:x="0.985cm" svg:y="0cm">
              <draw:image xlink:href="">
                <text:p/>
              </draw:image>
            </draw:frame>
          </table:table-cell>
          <table:table-cell/>
          <table:table-cell office:value-type="string">
            <text:p>KF Feronikeli Glogovac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frame table:end-cell-address="Vorquali.E7" table:end-x="0.589cm" table:end-y="0.46cm" draw:z-index="5" draw:name="Grafik 2" draw:style-name="gr1" draw:text-style-name="P1" svg:width="0.6cm" svg:height="0.46cm" svg:x="0.985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C Santa Coloma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>
            <draw:frame table:end-cell-address="Vorquali.A8" table:end-x="0.6cm" table:end-y="0.461cm" draw:z-index="0" draw:name="Grafik 10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office:value-type="string">
            <text:p>Tre Penne Galazza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>
            <draw:frame table:end-cell-address="Vorquali.A9" table:end-x="0.6cm" table:end-y="0.46cm" draw:z-index="4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office:value-type="string">
            <text:p>FC Santa Colom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fikation" table:style-name="ta1" table:print="false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4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1. Quali-Runde</text:p>
          </table:table-cell>
          <table:table-cell table:style-name="ce2" table:number-columns-repeated="4"/>
          <table:table-cell table:style-name="ce2" office:value-type="string">
            <text:p>2. Quali-Runde</text:p>
          </table:table-cell>
          <table:table-cell table:style-name="ce2" table:number-columns-repeated="4"/>
          <table:table-cell table:style-name="ce2" office:value-type="string">
            <text:p>3. Quali-Runde</text:p>
          </table:table-cell>
          <table:table-cell table:style-name="ce2" table:number-columns-repeated="4"/>
          <table:table-cell table:style-name="ce2" office:value-type="string">
            <text:p>Play-off</text:p>
          </table:table-cell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4" table:end-x="0.6cm" table:end-y="0.46cm" draw:z-index="69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string">
            <text:p>1(2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5" table:end-x="0.6cm" table:end-y="0.461cm" draw:z-index="54" draw:name="Grafik 48" draw:style-name="gr1" draw:text-style-name="P1" svg:width="0.6cm" svg:height="0.46cm" svg:x="0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string">
            <text:p>1(3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6" table:end-x="0.6cm" table:end-y="0.46cm" draw:z-index="56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Dundalk</text:p>
          </table:table-cell>
          <table:table-cell office:value-type="float" office:value="0">
            <text:p>0</text:p>
          </table:table-cell>
          <table:table-cell office:value-type="string">
            <text:p>0(5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7" table:end-x="0.6cm" table:end-y="0.461cm" draw:z-index="70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 FC</text:p>
          </table:table-cell>
          <table:table-cell office:value-type="float" office:value="0">
            <text:p>0</text:p>
          </table:table-cell>
          <table:table-cell office:value-type="string">
            <text:p>0(4i.E.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8" table:end-x="0.6cm" table:end-y="0.461cm" draw:z-index="71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rtizana Tirana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8" table:end-x="0.602cm" table:end-y="0.461cm" draw:z-index="2" draw:name="Grafik 13" draw:style-name="gr1" draw:text-style-name="P1" svg:width="0.6cm" svg:height="0.46cm" svg:x="0.002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EL Nikosia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9" table:end-x="0.6cm" table:end-y="0.46cm" draw:z-index="38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9" table:end-x="0.602cm" table:end-y="0.46cm" draw:z-index="53" draw:name="Grafik 48" draw:style-name="gr1" draw:text-style-name="P1" svg:width="0.6cm" svg:height="0.46cm" svg:x="0.002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0" table:end-x="0.6cm" table:end-y="0.461cm" draw:z-index="72" draw:name="Grafik 24" draw:style-name="gr1" draw:text-style-name="P1" svg:width="0.6cm" svg:height="0.46cm" svg:x="0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0" table:end-x="0.602cm" table:end-y="0.461cm" draw:z-index="55" draw:name="Grafik 49" draw:style-name="gr1" draw:text-style-name="P1" svg:width="0.6cm" svg:height="0.46cm" svg:x="0.002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K10" table:end-x="0.596cm" table:end-y="0.461cm" draw:z-index="1" draw:name="Grafik 13" draw:style-name="gr1" draw:text-style-name="P1" svg:width="0.6cm" svg:height="0.46cm" svg:x="0.992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1" table:end-x="0.6cm" table:end-y="0.46cm" draw:z-index="13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1" table:end-x="0.602cm" table:end-y="0.46cm" draw:z-index="37" draw:name="Grafik 11" draw:style-name="gr1" draw:text-style-name="P1" svg:width="0.6cm" svg:height="0.46cm" svg:x="0.002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rabag Agd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K11" table:end-x="0.596cm" table:end-y="0.46cm" draw:z-index="36" draw:name="Grafik 11" draw:style-name="gr1" draw:text-style-name="P1" svg:width="0.6cm" svg:height="0.46cm" svg:x="0.992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2" table:end-x="0.6cm" table:end-y="0.461cm" draw:z-index="73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Sarajevo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2" table:end-x="0.602cm" table:end-y="0.46cm" draw:z-index="5" draw:name="Grafik 42" draw:style-name="gr1" draw:text-style-name="P1" svg:width="0.6cm" svg:height="0.46cm" svg:x="0.002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PSV Eindhov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K12" table:end-x="0.596cm" table:end-y="0.46cm" draw:z-index="19" draw:name="Grafik 21" draw:style-name="gr1" draw:text-style-name="P1" svg:width="0.6cm" svg:height="0.46cm" svg:x="0.99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OK Saloniki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3" table:end-x="0.6cm" table:end-y="0.461cm" draw:z-index="42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3" table:end-x="0.602cm" table:end-y="0.461cm" draw:z-index="31" draw:name="Grafik 15" draw:style-name="gr1" draw:text-style-name="P1" svg:width="0.6cm" svg:height="0.46cm" svg:x="0.002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K13" table:end-x="0.596cm" table:end-y="0.461cm" draw:z-index="4" draw:name="Grafik 42" draw:style-name="gr1" draw:text-style-name="P1" svg:width="0.6cm" svg:height="0.46cm" svg:x="0.992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jax Amsterda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>
            <draw:frame table:end-cell-address="Qualifikation.A14" table:end-x="0.6cm" table:end-y="0.46cm" draw:z-index="59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4" table:end-x="0.602cm" table:end-y="0.46cm" draw:z-index="12" draw:name="Grafik 20" draw:style-name="gr1" draw:text-style-name="P1" svg:width="0.6cm" svg:height="0.46cm" svg:x="0.002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K14" table:end-x="0.596cm" table:end-y="0.46cm" draw:z-index="30" draw:name="Grafik 15" draw:style-name="gr1" draw:text-style-name="P1" svg:width="0.6cm" svg:height="0.46cm" svg:x="0.992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Base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P14" table:end-x="0.587cm" table:end-y="0.46cm" draw:z-index="0" draw:name="Grafik 13" draw:style-name="gr1" draw:text-style-name="P1" svg:width="0.6cm" svg:height="0.46cm" svg:x="0.984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table:number-columns-repeated="2" office:value-type="float" office:value="0">
            <text:p>0</text:p>
          </table:table-cell>
          <table:table-cell table:number-columns-repeated="1005"/>
        </table:table-row>
        <table:table-row table:style-name="ro1">
          <table:table-cell>
            <draw:frame table:end-cell-address="Qualifikation.A15" table:end-x="0.6cm" table:end-y="0.461cm" draw:z-index="74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kendija Tetovo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15" table:end-x="0.602cm" table:end-y="0.461cm" draw:z-index="57" draw:name="Grafik 25" draw:style-name="gr1" draw:text-style-name="P1" svg:width="0.6cm" svg:height="0.46cm" svg:x="0.002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K15" table:end-x="0.596cm" table:end-y="0.461cm" draw:z-index="7" draw:name="Grafik 36" draw:style-name="gr1" draw:text-style-name="P1" svg:width="0.6cm" svg:height="0.46cm" svg:x="0.992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inzer AS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P15" table:end-x="0.587cm" table:end-y="0.461cm" draw:z-index="3" draw:name="Grafik 42" draw:style-name="gr1" draw:text-style-name="P1" svg:width="0.6cm" svg:height="0.46cm" svg:x="0.984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16" table:end-x="0.6cm" table:end-y="0.46cm" draw:z-index="75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6" table:end-x="0.602cm" table:end-y="0.46cm" draw:z-index="41" draw:name="Grafik 23" draw:style-name="gr1" draw:text-style-name="P1" svg:width="0.6cm" svg:height="0.46cm" svg:x="0.002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>
            <draw:frame table:end-cell-address="Qualifikation.K16" table:end-x="0.596cm" table:end-y="0.46cm" draw:z-index="9" draw:name="Grafik 41" draw:style-name="gr1" draw:text-style-name="P1" svg:width="0.6cm" svg:height="0.46cm" svg:x="0.992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P16" table:end-x="0.587cm" table:end-y="0.46cm" draw:z-index="6" draw:name="Grafik 36" draw:style-name="gr1" draw:text-style-name="P1" svg:width="0.6cm" svg:height="0.46cm" svg:x="0.984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inzer A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17" table:end-x="0.6cm" table:end-y="0.461cm" draw:z-index="61" draw:name="Grafik 43" draw:style-name="gr1" draw:text-style-name="P1" svg:width="0.6cm" svg:height="0.46cm" svg:x="0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aburtalo Tifl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17" table:end-x="0.602cm" table:end-y="0.461cm" draw:z-index="58" draw:name="Grafik 6" draw:style-name="gr1" draw:text-style-name="P1" svg:width="0.6cm" svg:height="0.46cm" svg:x="0.002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Nomme Kalj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17" table:end-x="0.596cm" table:end-y="0.461cm" draw:z-index="39" draw:name="Grafik 34" draw:style-name="gr1" draw:text-style-name="P1" svg:width="0.6cm" svg:height="0.46cm" svg:x="0.992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P17" table:end-x="0.587cm" table:end-y="0.46cm" draw:z-index="8" draw:name="Grafik 41" draw:style-name="gr1" draw:text-style-name="P1" svg:width="0.6cm" svg:height="0.46cm" svg:x="0.984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18" table:end-x="0.6cm" table:end-y="0.461cm" draw:z-index="47" draw:name="Grafik 52" draw:style-name="gr1" draw:text-style-name="P1" svg:width="0.6cm" svg:height="0.46cm" svg:x="0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18" table:end-x="0.602cm" table:end-y="0.461cm" draw:z-index="15" draw:name="Grafik 14" draw:style-name="gr1" draw:text-style-name="P1" svg:width="0.6cm" svg:height="0.46cm" svg:x="0.002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18" table:end-x="0.596cm" table:end-y="0.461cm" draw:z-index="11" draw:name="Grafik 20" draw:style-name="gr1" draw:text-style-name="P1" svg:width="0.6cm" svg:height="0.46cm" svg:x="0.992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FR Cluj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P18" table:end-x="0.587cm" table:end-y="0.461cm" draw:z-index="10" draw:name="Grafik 20" draw:style-name="gr1" draw:text-style-name="P1" svg:width="0.6cm" svg:height="0.46cm" svg:x="0.984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FR Cluj</text:p>
          </table:table-cell>
          <table:table-cell table:number-columns-repeated="2" office:value-type="float" office:value="0">
            <text:p>0</text:p>
          </table:table-cell>
          <table:table-cell table:number-columns-repeated="1005"/>
        </table:table-row>
        <table:table-row table:style-name="ro1">
          <table:table-cell>
            <draw:frame table:end-cell-address="Qualifikation.A19" table:end-x="0.6cm" table:end-y="0.46cm" draw:z-index="7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19" table:end-x="0.602cm" table:end-y="0.46cm" draw:z-index="18" draw:name="Grafik 21" draw:style-name="gr1" draw:text-style-name="P1" svg:width="0.6cm" svg:height="0.46cm" svg:x="0.00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ympiacos Piräu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K19" table:end-x="0.596cm" table:end-y="0.46cm" draw:z-index="40" draw:name="Grafik 23" draw:style-name="gr1" draw:text-style-name="P1" svg:width="0.6cm" svg:height="0.46cm" svg:x="0.992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P19" table:end-x="0.587cm" table:end-y="0.46cm" draw:z-index="14" draw:name="Grafik 14" draw:style-name="gr1" draw:text-style-name="P1" svg:width="0.6cm" svg:height="0.46cm" svg:x="0.984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Prag</text:p>
          </table:table-cell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0" table:end-x="0.6cm" table:end-y="0.461cm" draw:z-index="77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0" table:end-x="0.602cm" table:end-y="0.461cm" draw:z-index="60" draw:name="Grafik 43" draw:style-name="gr1" draw:text-style-name="P1" svg:width="0.6cm" svg:height="0.46cm" svg:x="0.002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aburtalo Tifli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K20" table:end-x="0.596cm" table:end-y="0.461cm" draw:z-index="43" draw:name="Grafik 27" draw:style-name="gr1" draw:text-style-name="P1" svg:width="0.6cm" svg:height="0.46cm" svg:x="0.992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saksehir F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P20" table:end-x="0.587cm" table:end-y="0.461cm" draw:z-index="16" draw:name="Grafik 21" draw:style-name="gr1" draw:text-style-name="P1" svg:width="0.6cm" svg:height="0.46cm" svg:x="0.984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Olympiacos Piräu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Qualifikation.A21" table:end-x="0.6cm" table:end-y="0.46cm" draw:z-index="63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1" table:end-x="0.602cm" table:end-y="0.46cm" draw:z-index="24" draw:name="Grafik 22" draw:style-name="gr1" draw:text-style-name="P1" svg:width="0.6cm" svg:height="0.46cm" svg:x="0.002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K21" table:end-x="0.596cm" table:end-y="0.46cm" draw:z-index="17" draw:name="Grafik 21" draw:style-name="gr1" draw:text-style-name="P1" svg:width="0.6cm" svg:height="0.46cm" svg:x="0.992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lympiacos Pirä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P21" table:end-x="0.587cm" table:end-y="0.46cm" draw:z-index="20" draw:name="Grafik 16" draw:style-name="gr1" draw:text-style-name="P1" svg:width="0.6cm" svg:height="0.46cm" svg:x="0.984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K Krasnod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2" table:end-x="0.6cm" table:end-y="0.461cm" draw:z-index="78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22" table:end-x="0.602cm" table:end-y="0.461cm" draw:z-index="46" draw:name="Grafik 52" draw:style-name="gr1" draw:text-style-name="P1" svg:width="0.6cm" svg:height="0.46cm" svg:x="0.002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rencvaros Budape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K22" table:end-x="0.596cm" table:end-y="0.46cm" draw:z-index="21" draw:name="Grafik 16" draw:style-name="gr1" draw:text-style-name="P1" svg:width="0.6cm" svg:height="0.46cm" svg:x="0.99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Krasnod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P22" table:end-x="0.587cm" table:end-y="0.46cm" draw:z-index="22" draw:name="Grafik 22" draw:style-name="gr1" draw:text-style-name="P1" svg:width="0.6cm" svg:height="0.46cm" svg:x="0.984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3" table:end-x="0.6cm" table:end-y="0.461cm" draw:z-index="50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Marib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23" table:end-x="0.602cm" table:end-y="0.461cm" draw:z-index="62" draw:name="Grafik 5" draw:style-name="gr1" draw:text-style-name="P1" svg:width="0.6cm" svg:height="0.46cm" svg:x="0.002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lett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K23" table:end-x="0.596cm" table:end-y="0.461cm" draw:z-index="44" draw:name="Grafik 19" draw:style-name="gr1" draw:text-style-name="P1" svg:width="0.6cm" svg:height="0.46cm" svg:x="0.99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Por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P23" table:end-x="0.587cm" table:end-y="0.461cm" draw:z-index="25" draw:name="Grafik 37" draw:style-name="gr1" draw:text-style-name="P1" svg:width="0.6cm" svg:height="0.46cm" svg:x="0.984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4" table:end-x="0.6cm" table:end-y="0.46cm" draw:z-index="7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Ararat-Armenia Erew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24" table:end-x="0.602cm" table:end-y="0.46cm" draw:z-index="49" draw:name="Grafik 26" draw:style-name="gr1" draw:text-style-name="P1" svg:width="0.6cm" svg:height="0.46cm" svg:x="0.002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string">
            <text:p>1(2n.V.)</text:p>
          </table:table-cell>
          <table:table-cell>
            <draw:frame table:end-cell-address="Qualifikation.K24" table:end-x="0.596cm" table:end-y="0.46cm" draw:z-index="23" draw:name="Grafik 22" draw:style-name="gr1" draw:text-style-name="P1" svg:width="0.6cm" svg:height="0.46cm" svg:x="0.992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P24" table:end-x="0.587cm" table:end-y="0.46cm" draw:z-index="29" draw:name="Grafik 15" draw:style-name="gr1" draw:text-style-name="P1" svg:width="0.6cm" svg:height="0.46cm" svg:x="0.984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Young Boys Be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5" table:end-x="0.6cm" table:end-y="0.461cm" draw:z-index="65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>
            <draw:frame table:end-cell-address="Qualifikation.F25" table:end-x="0.602cm" table:end-y="0.461cm" draw:z-index="64" draw:name="Grafik 45" draw:style-name="gr1" draw:text-style-name="P1" svg:width="0.6cm" svg:height="0.46cm" svg:x="0.002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string">
            <text:p>2(3n.V.)</text:p>
          </table:table-cell>
          <table:table-cell>
            <draw:frame table:end-cell-address="Qualifikation.K25" table:end-x="0.596cm" table:end-y="0.461cm" draw:z-index="45" draw:name="Grafik 52" draw:style-name="gr1" draw:text-style-name="P1" svg:width="0.6cm" svg:height="0.46cm" svg:x="0.992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rencvaros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P25" table:end-x="0.587cm" table:end-y="0.461cm" draw:z-index="32" draw:name="Grafik 35" draw:style-name="gr1" draw:text-style-name="P1" svg:width="0.6cm" svg:height="0.46cm" svg:x="0.984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>
            <draw:frame table:end-cell-address="Qualifikation.A26" table:end-x="0.6cm" table:end-y="0.46cm" draw:z-index="80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TE Baryss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26" table:end-x="0.602cm" table:end-y="0.46cm" draw:z-index="66" draw:name="Grafik 33" draw:style-name="gr1" draw:text-style-name="P1" svg:width="0.6cm" svg:height="0.46cm" svg:x="0.002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TE Baryss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K26" table:end-x="0.596cm" table:end-y="0.46cm" draw:z-index="48" draw:name="Grafik 26" draw:style-name="gr1" draw:text-style-name="P1" svg:width="0.6cm" svg:height="0.46cm" svg:x="0.992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>
            <draw:frame table:end-cell-address="Qualifikation.A27" table:end-x="0.6cm" table:end-y="0.461cm" draw:z-index="83" draw:name="Grafik 38" draw:style-name="gr1" draw:text-style-name="P1" svg:width="0.6cm" svg:height="0.46cm" svg:x="0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Piast Gleiwitz</text:p>
          </table:table-cell>
          <table:table-cell table:number-columns-repeated="2" office:value-type="float" office:value="1">
            <text:p>1</text:p>
          </table:table-cell>
          <table:table-cell/>
          <table:table-cell>
            <draw:frame table:end-cell-address="Qualifikation.F27" table:end-x="0.602cm" table:end-y="0.46cm" draw:z-index="27" draw:name="Grafik 37" draw:style-name="gr1" draw:text-style-name="P1" svg:width="0.6cm" svg:height="0.46cm" svg:x="0.002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K27" table:end-x="0.596cm" table:end-y="0.46cm" draw:z-index="26" draw:name="Grafik 37" draw:style-name="gr1" draw:text-style-name="P1" svg:width="0.6cm" svg:height="0.46cm" svg:x="0.992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>
            <draw:frame table:end-cell-address="Qualifikation.A28" table:end-x="0.6cm" table:end-y="0.461cm" draw:z-index="84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table:number-columns-repeated="2" office:value-type="float" office:value="0">
            <text:p>0</text:p>
          </table:table-cell>
          <table:table-cell/>
          <table:table-cell>
            <draw:frame table:end-cell-address="Qualifikation.F28" table:end-x="0.602cm" table:end-y="0.461cm" draw:z-index="34" draw:name="Grafik 35" draw:style-name="gr1" draw:text-style-name="P1" svg:width="0.6cm" svg:height="0.46cm" svg:x="0.002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K28" table:end-x="0.596cm" table:end-y="0.461cm" draw:z-index="33" draw:name="Grafik 35" draw:style-name="gr1" draw:text-style-name="P1" svg:width="0.6cm" svg:height="0.46cm" svg:x="0.992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string">
            <text:p>1(6i.E.)</text:p>
          </table:table-cell>
          <table:table-cell table:number-columns-repeated="1010"/>
        </table:table-row>
        <table:table-row table:style-name="ro1">
          <table:table-cell>
            <draw:frame table:end-cell-address="Qualifikation.A29" table:end-x="0.6cm" table:end-y="0.46cm" draw:z-index="28" draw:name="Grafik 37" draw:style-name="gr1" draw:text-style-name="P1" svg:width="0.6cm" svg:height="0.46cm" svg:x="0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senborg Trondhei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>
            <draw:frame table:end-cell-address="Qualifikation.F29" table:end-x="0.602cm" table:end-y="0.46cm" draw:z-index="67" draw:name="Grafik 51" draw:style-name="gr1" draw:text-style-name="P1" svg:width="0.6cm" svg:height="0.46cm" svg:x="0.002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K29" table:end-x="0.596cm" table:end-y="0.46cm" draw:z-index="51" draw:name="Grafik 12" draw:style-name="gr1" draw:text-style-name="P1" svg:width="0.6cm" svg:height="0.46cm" svg:x="0.992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string">
            <text:p>1(7i.E.)</text:p>
          </table:table-cell>
          <table:table-cell table:number-columns-repeated="1010"/>
        </table:table-row>
        <table:table-row table:style-name="ro1">
          <table:table-cell>
            <draw:frame table:end-cell-address="Qualifikation.A30" table:end-x="0.6cm" table:end-y="0.461cm" draw:z-index="8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Qualifikation.F30" table:end-x="0.602cm" table:end-y="0.461cm" draw:z-index="68" draw:name="Grafik 7" draw:style-name="gr1" draw:text-style-name="P1" svg:width="0.6cm" svg:height="0.46cm" svg:x="0.002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>
            <draw:frame table:end-cell-address="Qualifikation.A31" table:end-x="0.6cm" table:end-y="0.46cm" draw:z-index="35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>
            <draw:frame table:end-cell-address="Qualifikation.F31" table:end-x="0.602cm" table:end-y="0.46cm" draw:z-index="52" draw:name="Grafik 12" draw:style-name="gr1" draw:text-style-name="P1" svg:width="0.6cm" svg:height="0.46cm" svg:x="0.002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>
            <draw:frame table:end-cell-address="Qualifikation.A32" table:end-x="0.6cm" table:end-y="0.461cm" draw:z-index="81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>
            <draw:frame table:end-cell-address="Qualifikation.A33" table:end-x="0.6cm" table:end-y="0.461cm" draw:z-index="86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HB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>
            <draw:frame table:end-cell-address="Qualifikation.A34" table:end-x="0.6cm" table:end-y="0.461cm" draw:z-index="82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35" table:end-x="0.6cm" table:end-y="0.461cm" draw:z-index="87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KF Feronikeli Glogova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4" table:default-cell-style-name="ce1"/>
        <table:table-column table:style-name="co3" table:default-cell-style-name="ce1"/>
        <table:table-column table:style-name="co16" table:default-cell-style-name="ce1"/>
        <table:table-column table:style-name="co1" table:default-cell-style-name="ce1"/>
        <table:table-column table:style-name="co4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Gruppe A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5" office:value-type="string">
            <text:p>PSG</text:p>
          </table:table-cell>
          <table:table-cell table:style-name="ce5" office:value-type="string">
            <text:p>MAD</text:p>
          </table:table-cell>
          <table:table-cell table:style-name="ce5" office:value-type="string">
            <text:p>BRU</text:p>
          </table:table-cell>
          <table:table-cell table:style-name="ce5" office:value-type="string">
            <text:p>GAL</text:p>
          </table:table-cell>
          <table:table-cell/>
          <table:table-cell table:style-name="ce2" office:value-type="string">
            <text:p>Gruppe 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aris Saint-Germain</text:p>
          </table:table-cell>
          <table:table-cell table:style-name="ce5" office:value-type="string">
            <text:p>17:2</text:p>
          </table:table-cell>
          <table:table-cell office:value-type="float" office:value="16">
            <text:p>16</text:p>
          </table:table-cell>
          <table:table-cell/>
          <table:table-cell table:style-name="ce5" office:value-type="string">
            <text:p>PS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5:0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al Madrid</text:p>
          </table:table-cell>
          <table:table-cell table:style-name="ce5" office:value-type="string">
            <text:p>14:8</text:p>
          </table:table-cell>
          <table:table-cell office:value-type="float" office:value="11">
            <text:p>11</text:p>
          </table:table-cell>
          <table:table-cell/>
          <table:table-cell table:style-name="ce5" office:value-type="string">
            <text:p>MAD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6:0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lub Brügge</text:p>
          </table:table-cell>
          <table:table-cell table:style-name="ce5" office:value-type="string">
            <text:p>4:12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BRU</text:p>
          </table:table-cell>
          <table:table-cell table:style-name="ce5" office:value-type="string">
            <text:p>0:5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0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Galatasaray Istanbul</text:p>
          </table:table-cell>
          <table:table-cell table:style-name="ce5" office:value-type="string">
            <text:p>1:14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GAL</text:p>
          </table:table-cell>
          <table:table-cell table:number-columns-repeated="2" table:style-name="ce5" office:value-type="string">
            <text:p>0:1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office:value-type="string">
            <text:p>Gruppe B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table:style-name="ce2" office:value-type="string">
            <text:p>Gruppe 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C Bayern München</text:p>
          </table:table-cell>
          <table:table-cell table:style-name="ce5"/>
          <table:table-cell office:value-type="float" office:value="18">
            <text:p>18</text:p>
          </table:table-cell>
          <table:table-cell/>
          <table:table-cell table:style-name="ce5" table:number-columns-repeated="5"/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ottenham Hotspur</text:p>
          </table:table-cell>
          <table:table-cell table:style-name="ce5"/>
          <table:table-cell office:value-type="float" office:value="10">
            <text:p>10</text:p>
          </table:table-cell>
          <table:table-cell/>
          <table:table-cell table:style-name="ce5" table:number-columns-repeated="5"/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Olympiacos Piräus</text:p>
          </table:table-cell>
          <table:table-cell table:style-name="ce5"/>
          <table:table-cell office:value-type="float" office:value="4">
            <text:p>4</text:p>
          </table:table-cell>
          <table:table-cell/>
          <table:table-cell table:style-name="ce5" table:number-columns-repeated="5"/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Roter Stern Belgrad</text:p>
          </table:table-cell>
          <table:table-cell table:style-name="ce5"/>
          <table:table-cell office:value-type="float" office:value="3">
            <text:p>3</text:p>
          </table:table-cell>
          <table:table-cell/>
          <table:table-cell table:style-name="ce5" table:number-columns-repeated="5"/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/>
          <table:table-cell table:style-name="ce2"/>
          <table:table-cell table:number-columns-repeated="1011"/>
        </table:table-row>
        <table:table-row table:style-name="ro1">
          <table:table-cell table:style-name="ce2" office:value-type="string">
            <text:p>Gruppe C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office:value-type="string">
            <text:p>Gruppe 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office:value-type="string">
            <text:p>Gruppe D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/>
          <table:table-cell table:style-name="ce2" office:value-type="string">
            <text:p>Gruppe 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5"/>
          <table:table-cell table:number-columns-repeated="2"/>
          <table:table-cell table:style-name="ce5" table:number-columns-repeated="5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14.08.2020</text:date>, <text:time>18:4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8-08T12:42:40.67</meta:creation-date>
    <meta:generator>OpenOffice/4.1.4$Win32 OpenOffice.org_project/414m5$Build-9788</meta:generator>
    <dc:date>2020-08-14T18:41:53.04</dc:date>
    <dc:creator>Felix Kahlert</dc:creator>
    <meta:editing-duration>PT2H28M17S</meta:editing-duration>
    <meta:editing-cycles>90</meta:editing-cycles>
    <meta:document-statistic meta:table-count="3" meta:cell-count="362" meta:object-count="94"/>
  </office:meta>
</office:document-meta>
</file>